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7.501cm" table:align="margins"/>
    </style:style>
    <style:style style:name="Таблица1.A" style:family="table-column">
      <style:table-column-properties style:column-width="8.751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style:paragraph-properties fo:text-align="center" style:justify-single-word="false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Заголовок_20_2_20_титул">
      <style:text-properties officeooo:rsid="005b5a21" officeooo:paragraph-rsid="005b5a21"/>
    </style:style>
    <style:style style:name="P16" style:family="paragraph" style:parent-style-name="Text_20_body">
      <style:text-properties officeooo:rsid="00697f6d" officeooo:paragraph-rsid="00697f6d"/>
    </style:style>
    <style:style style:name="P17" style:family="paragraph" style:parent-style-name="Text_20_body">
      <style:text-properties officeooo:paragraph-rsid="006b0ffc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6a37ee" officeooo:paragraph-rsid="006a37ee"/>
    </style:style>
    <style:style style:name="P19" style:family="paragraph" style:parent-style-name="Frame_20_contents">
      <style:paragraph-properties fo:text-align="justify" style:justify-single-word="false"/>
    </style:style>
    <style:style style:name="P20" style:family="paragraph" style:parent-style-name="Heading_20_1">
      <style:text-properties officeooo:rsid="0067ec6e" officeooo:paragraph-rsid="0067ec6e"/>
    </style:style>
    <style:style style:name="P21" style:family="paragraph" style:parent-style-name="Heading_20_2" style:master-page-name="Standard">
      <style:paragraph-properties style:page-number="auto" fo:break-before="page"/>
      <style:text-properties officeooo:paragraph-rsid="006b0ffc"/>
    </style:style>
    <style:style style:name="P22" style:family="paragraph" style:parent-style-name="Heading_20_2">
      <style:text-properties officeooo:rsid="00739fa7" officeooo:paragraph-rsid="00739fa7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7f063d" officeooo:paragraph-rsid="007f063d" style:font-weight-asian="bold" style:font-weight-complex="bold"/>
    </style:style>
    <style:style style:name="P24" style:family="paragraph" style:parent-style-name="Standard">
      <style:text-properties officeooo:rsid="00955b5e" officeooo:paragraph-rsid="00955b5e"/>
    </style:style>
    <style:style style:name="P25" style:family="paragraph" style:parent-style-name="Table_20_Contents">
      <style:paragraph-properties fo:text-align="center" style:justify-single-word="false"/>
      <style:text-properties style:font-size-asian="10.5pt"/>
    </style:style>
    <style:style style:name="P26" style:family="paragraph" style:parent-style-name="Table_20_Contents">
      <style:paragraph-properties fo:text-align="center" style:justify-single-word="false"/>
      <style:text-properties officeooo:rsid="00838561" officeooo:paragraph-rsid="00838561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officeooo:rsid="008e8c8b" officeooo:paragraph-rsid="008e8c8b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officeooo:rsid="008fb20e" officeooo:paragraph-rsid="008fb20e" style:font-size-asian="10.5pt"/>
    </style:style>
    <style:style style:name="P29" style:family="paragraph" style:parent-style-name="Table_20_Contents">
      <style:paragraph-properties fo:text-align="center" style:justify-single-word="false"/>
      <style:text-properties officeooo:rsid="0091228f" officeooo:paragraph-rsid="0091228f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7e72c5" officeooo:paragraph-rsid="007e72c5" style:font-size-asian="10.5pt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879ff5" officeooo:paragraph-rsid="00879ff5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8959ea" officeooo:paragraph-rsid="008959ea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8b91fd" officeooo:paragraph-rsid="008b91fd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917b9a" officeooo:paragraph-rsid="00917b9a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8c1bde" officeooo:paragraph-rsid="008c1bde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8cac67" officeooo:paragraph-rsid="008cac67" style:font-size-asian="10.5pt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917b9a" officeooo:paragraph-rsid="00917b9a" style:font-size-asian="10.5pt"/>
    </style:style>
    <style:style style:name="P3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39" style:family="paragraph" style:parent-style-name="Text_20_body" style:list-style-name="L1">
      <style:text-properties officeooo:rsid="00697f6d" officeooo:paragraph-rsid="00697f6d"/>
    </style:style>
    <style:style style:name="P40" style:family="paragraph" style:parent-style-name="Text_20_body">
      <style:text-properties officeooo:rsid="00697f6d" officeooo:paragraph-rsid="00697f6d"/>
    </style:style>
    <style:style style:name="P41" style:family="paragraph" style:parent-style-name="Text_20_body">
      <style:paragraph-properties fo:text-align="start" style:justify-single-word="false"/>
      <style:text-properties officeooo:rsid="00697f6d" officeooo:paragraph-rsid="00a4d522"/>
    </style:style>
    <style:style style:name="P42" style:family="paragraph" style:parent-style-name="Text_20_body">
      <style:paragraph-properties fo:text-align="start" style:justify-single-word="false"/>
      <style:text-properties officeooo:rsid="00697f6d" officeooo:paragraph-rsid="00aaded5"/>
    </style:style>
    <style:style style:name="P43" style:family="paragraph" style:parent-style-name="Text_20_body">
      <style:text-properties officeooo:paragraph-rsid="00739fa7"/>
    </style:style>
    <style:style style:name="P44" style:family="paragraph" style:parent-style-name="Мой_20_код" style:list-style-name="Нумерация_20_кода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aedca" style:font-style-asian="normal" style:font-style-complex="normal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5b5a21"/>
    </style:style>
    <style:style style:name="T9" style:family="text">
      <style:text-properties officeooo:rsid="005c4ead"/>
    </style:style>
    <style:style style:name="T10" style:family="text">
      <style:text-properties fo:letter-spacing="-0.004cm"/>
    </style:style>
    <style:style style:name="T11" style:family="text">
      <style:text-properties fo:letter-spacing="-0.004cm" officeooo:rsid="005f2da5"/>
    </style:style>
    <style:style style:name="T12" style:family="text">
      <style:text-properties officeooo:rsid="0067ec6e"/>
    </style:style>
    <style:style style:name="T13" style:family="text">
      <style:text-properties style:font-name="PT Astra Serif1" loext:padding="0cm" loext:border="none"/>
    </style:style>
    <style:style style:name="T14" style:family="text">
      <style:text-properties style:font-name="PT Astra Serif1" officeooo:rsid="006a14bc" loext:padding="0cm" loext:border="none"/>
    </style:style>
    <style:style style:name="T15" style:family="text">
      <style:text-properties style:font-name="PT Astra Serif1" officeooo:rsid="0075ae6a" loext:padding="0cm" loext:border="none"/>
    </style:style>
    <style:style style:name="T16" style:family="text">
      <style:text-properties style:font-name="PT Astra Serif1" fo:language="ru" fo:country="RU" officeooo:rsid="0075ae6a" loext:padding="0cm" loext:border="none"/>
    </style:style>
    <style:style style:name="T17" style:family="text">
      <style:text-properties style:font-name="PT Astra Serif1" fo:language="en" fo:country="US" officeooo:rsid="0075ae6a" loext:padding="0cm" loext:border="none"/>
    </style:style>
    <style:style style:name="T18" style:family="text">
      <style:text-properties style:font-name="PT Astra Serif1" officeooo:rsid="00acbde4" loext:padding="0cm" loext:border="none"/>
    </style:style>
    <style:style style:name="T19" style:family="text">
      <style:text-properties fo:color="#000000" loext:opacity="100%" style:font-name="Cascadia Mono" fo:font-size="9.5pt" style:font-size-asian="9.5pt"/>
    </style:style>
    <style:style style:name="T20" style:family="text">
      <style:text-properties officeooo:rsid="006a37ee"/>
    </style:style>
    <style:style style:name="T21" style:family="text">
      <style:text-properties officeooo:rsid="00673f95"/>
    </style:style>
    <style:style style:name="T22" style:family="text">
      <style:text-properties officeooo:rsid="006cf2ba"/>
    </style:style>
    <style:style style:name="T23" style:family="text">
      <style:text-properties officeooo:rsid="006ed52b"/>
    </style:style>
    <style:style style:name="T24" style:family="text">
      <style:text-properties fo:language="en" fo:country="US"/>
    </style:style>
    <style:style style:name="T25" style:family="text">
      <style:text-properties fo:language="ru" fo:country="RU" officeooo:rsid="006ed52b"/>
    </style:style>
    <style:style style:name="T26" style:family="text">
      <style:text-properties officeooo:rsid="00a4d1dd"/>
    </style:style>
    <style:style style:name="T27" style:family="text">
      <style:text-properties officeooo:rsid="0075ae6a"/>
    </style:style>
    <style:style style:name="T28" style:family="text">
      <style:text-properties officeooo:rsid="00a50da8"/>
    </style:style>
    <style:style style:name="T29" style:family="text">
      <style:text-properties officeooo:rsid="00a524bc"/>
    </style:style>
    <style:style style:name="T30" style:family="text">
      <style:text-properties officeooo:rsid="00a7ff70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38">Министерство образования, науки и молодежной политики</text:p>
      <text:p text:style-name="P6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3">Поддержка и <text:span text:style-name="T9">т</text:span>естирование программных модулей</text:p>
      <text:p text:style-name="P12">ЛАБОРАТОРНАЯ РАБОТА №<text:span text:style-name="T12">6</text:span></text:p>
      <text:p text:style-name="P15">по теме:</text:p>
      <text:h text:style-name="P20" text:outline-level="1"><text:span text:style-name="T11">О</text:span><text:span text:style-name="T10">бработка исключительных ситуаций при работе с файлами</text:span>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20">И-22</text:span></text:p>
      <text:p text:style-name="P18">Синицын М.В.</text:p>
      <text:p text:style-name="P9"/>
      <text:p text:style-name="P13"><text:span text:style-name="T5">Проверил</text:span>:</text:p>
      <text:p text:style-name="P7"><text:span text:style-name="T5">преподаватель </text:span><text:span text:style-name="T8">курса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1" text:outline-level="2"><text:span text:style-name="T21">1. </text:span>Цель занятия</text:h>
      <text:p text:style-name="P17"><text:tab/>Приобрести навыки по организации контроля за возникновением непредвиденных или аварийных ситуаций <text:span text:style-name="T22">при </text:span><text:span text:style-name="T23">работе программы </text:span><text:span text:style-name="T25">реализующей работу с файлами</text:span><text:span text:style-name="T22">.</text:span></text:p>
      <text:h text:style-name="Heading_20_2" text:outline-level="2">2 Постановка задачи</text:h>
      <text:list text:style-name="L1">
        <text:list-item>
          <text:p text:style-name="P39">Выполните задание в соответствии со своим вариантом. </text:p>
        </text:list-item>
        <text:list-item>
          <text:p text:style-name="P39">Включите в свою программу обработчик исключительных ситуаций системы ввода/вывода, опираясь на образец и указания, приведенные выше.</text:p>
        </text:list-item>
        <text:list-item>
          <text:p text:style-name="P39">Используйте блок <text:s/><text:span text:style-name="Source_20_Text"><text:span text:style-name="T13">finally для закрытия потоков и файлов.</text:span></text:span></text:p>
        </text:list-item>
        <text:list-item>
          <text:p text:style-name="P39"><text:span text:style-name="Source_20_Text"><text:span text:style-name="T13">Составьте отчет, содержащий листинг программы, образцы вывода в консоли результата работы программы </text:span></text:span><text:span text:style-name="Source_20_Text"><text:span text:style-name="T14">и</text:span></text:span><text:span text:style-name="Source_20_Text"><text:span text:style-name="T13"> ошибок ввода/вывода</text:span></text:span></text:p>
        </text:list-item>
      </text:list>
      <text:p text:style-name="P16"><text:span text:style-name="Source_20_Text"><text:span text:style-name="T13">В качестве вариантов используйте задания из сборника задач по программированию №1, п. 8.1 Текстовые файлы (Базовый уровень), стр. 129</text:span></text:span></text:p>
      <text:p text:style-name="P16"><text:span text:style-name="Source_20_Text"><text:span text:style-name="T13">Требования </text:span></text:span><text:span text:style-name="Source_20_Text"><text:span text:style-name="T14">к задачам</text:span></text:span><text:span text:style-name="Source_20_Text"><text:span text:style-name="T13">: создать текстовый файл с произвольной информацией. Организовать просмотр содержимого файла. Организовать чтение и обработку данных из файла в соответствии с индивидуальным заданием. Сохранить полученные результаты в новый текстовый файл.</text:span></text:span></text:p>
      <text:p text:style-name="P16"/>
      <text:h text:style-name="Heading_20_3" text:outline-level="3">Вариант 21</text:h>
      <text:p text:style-name="Text_20_body">«Футболист»: фамилия; имя; отчество; пол; национальность; рост; вес; дата рождения (год, месяц число); номер телефона; название команды; номер в команде; амплуа; результативность (количество голов); количество игр. Вывести сведения про футболистов, которые провели за свою команду больше 50 матчей. </text:p>
      <text:p text:style-name="Text_20_body"/>
      <text:h text:style-name="P22" text:outline-level="2">3 Выполнение работы</text:h>
      <text:p text:style-name="P4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0">Название переменной</text:p>
          </table:table-cell>
          <table:table-cell table:style-name="Таблица1.B1" office:value-type="string">
            <text:p text:style-name="P23">Описание</text:p>
          </table:table-cell>
        </table:table-row>
        <table:table-row>
          <table:table-cell table:style-name="Таблица1.A2" table:number-columns-spanned="2" office:value-type="string">
            <text:p text:style-name="P26">Входные данные:</text:p>
          </table:table-cell>
          <table:covered-table-cell/>
        </table:table-row>
        <table:table-row>
          <table:table-cell table:style-name="Таблица1.A3" office:value-type="string">
            <text:p text:style-name="P25">path</text:p>
          </table:table-cell>
          <table:table-cell table:style-name="Таблица1.A2" office:value-type="string">
            <text:p text:style-name="P27">переменная хранящая путь файла с входными данными</text:p>
          </table:table-cell>
        </table:table-row>
        <text:soft-page-break/>
        <table:table-row>
          <table:table-cell table:style-name="Таблица1.A3" office:value-type="string">
            <text:p text:style-name="P31">n</text:p>
          </table:table-cell>
          <table:table-cell table:style-name="Таблица1.A2" office:value-type="string">
            <text:p text:style-name="P28">кол-во футболистов для внесения в файо</text:p>
          </table:table-cell>
        </table:table-row>
        <table:table-row>
          <table:table-cell table:style-name="Таблица1.A3" office:value-type="string">
            <text:p text:style-name="P32">sw</text:p>
          </table:table-cell>
          <table:table-cell table:style-name="Таблица1.A2" office:value-type="string">
            <text:p text:style-name="P29">текстовый поток вносящий изменения в файл</text:p>
          </table:table-cell>
        </table:table-row>
        <table:table-row>
          <table:table-cell table:style-name="Таблица1.A2" table:number-columns-spanned="2" office:value-type="string">
            <text:p text:style-name="P35">Промежуточные данные</text:p>
          </table:table-cell>
          <table:covered-table-cell/>
        </table:table-row>
        <table:table-row>
          <table:table-cell table:style-name="Таблица1.A3" office:value-type="string">
            <text:p text:style-name="P33">path2</text:p>
          </table:table-cell>
          <table:table-cell table:style-name="Таблица1.A2" office:value-type="string">
            <text:p text:style-name="P32"/>
          </table:table-cell>
        </table:table-row>
        <table:table-row>
          <table:table-cell table:style-name="Таблица1.A2" table:number-columns-spanned="2" office:value-type="string">
            <text:p text:style-name="P36">Выходные данные</text:p>
          </table:table-cell>
          <table:covered-table-cell/>
        </table:table-row>
        <table:table-row>
          <table:table-cell table:style-name="Таблица1.A3" office:value-type="string">
            <text:p text:style-name="P34">sw</text:p>
          </table:table-cell>
          <table:table-cell table:style-name="Таблица1.A2" office:value-type="string">
            <text:p text:style-name="P37">во второй части программы данная переменная отвечает за запись в файл <text:span text:style-name="T24">output</text:span></text:p>
          </table:table-cell>
        </table:table-row>
      </table:table>
      <text:p text:style-name="P43"/>
      <text:p text:style-name="P43"><draw:frame draw:style-name="fr1" draw:name="Врезка1" text:anchor-type="paragraph" svg:x="-0.062cm" svg:y="0.22cm" svg:width="17.775cm" draw:z-index="0"><draw:text-box fo:min-height="0.923cm"><text:p text:style-name="P19"/><text:p text:style-name="Листинг">Листинг <text:sequence text:ref-name="refЛистинг0" text:name="Листинг" text:formula="ooow:Листинг+1" style:num-format="1">1</text:sequence>. Программа записывающая информацию о футболисте в файл и решающая задачу по варианту</text:p></draw:text-box></draw:frame></text:p>
      <text:list text:style-name="Нумерация_20_кода">
        <text:list-item>
          <text:p text:style-name="P44">namespace football_21 {</text:p>
        </text:list-item>
        <text:list-item>
          <text:p text:style-name="P44"><text:s text:c="4"/>class Program {</text:p>
        </text:list-item>
        <text:list-item>
          <text:p text:style-name="P44"><text:s text:c="8"/>static void Main() {</text:p>
        </text:list-item>
        <text:list-item>
          <text:p text:style-name="P44"><text:s text:c="12"/>StreamWriter sw = null!;</text:p>
        </text:list-item>
        <text:list-item>
          <text:p text:style-name="P44"><text:s text:c="12"/>string path;</text:p>
        </text:list-item>
        <text:list-item>
          <text:p text:style-name="P44"><text:s text:c="12"/>while (true) {</text:p>
        </text:list-item>
        <text:list-item>
          <text:p text:style-name="P44"><text:s text:c="16"/>try {</text:p>
        </text:list-item>
        <text:list-item>
          <text:p text:style-name="P44"><text:s text:c="20"/>Console.Write("Введите полный путь для создания файла с записанной информацией: ");</text:p>
        </text:list-item>
        <text:list-item>
          <text:p text:style-name="P44"><text:s text:c="20"/>path = Console.ReadLine()!;</text:p>
        </text:list-item>
        <text:list-item>
          <text:p text:style-name="P44"><text:s text:c="20"/>sw = File.CreateText(path);</text:p>
        </text:list-item>
        <text:list-item>
          <text:p text:style-name="P44"><text:s text:c="20"/>Console.Write("Введите кол-во футболистов информацию о которых хотите записать в файл: ");</text:p>
        </text:list-item>
        <text:list-item>
          <text:p text:style-name="P44"><text:s text:c="20"/>int n = int.Parse(Console.ReadLine()!);</text:p>
        </text:list-item>
        <text:list-item>
          <text:p text:style-name="P44"><text:s text:c="20"/>for (int i = 0; i &lt; n; i++) {</text:p>
        </text:list-item>
        <text:list-item>
          <text:p text:style-name="P44"><text:s text:c="24"/>sw.Write($"Футболист№{i + 1}:");</text:p>
        </text:list-item>
        <text:list-item>
          <text:p text:style-name="P44"><text:s text:c="24"/>Console.Write("Фамилия: ");</text:p>
        </text:list-item>
        <text:list-item>
          <text:p text:style-name="P44"><text:s text:c="24"/>sw.Write("Фамилия: {0}", Console.ReadLine());</text:p>
        </text:list-item>
        <text:list-item>
          <text:p text:style-name="P44"><text:s text:c="24"/>Console.Write("Имя: ");</text:p>
        </text:list-item>
        <text:list-item>
          <text:p text:style-name="P44"><text:soft-page-break/><text:s text:c="24"/>sw.Write(" Имя: {0}", Console.ReadLine());</text:p>
        </text:list-item>
        <text:list-item>
          <text:p text:style-name="P44"><text:s text:c="24"/>Console.Write("Отчество: ");</text:p>
        </text:list-item>
        <text:list-item>
          <text:p text:style-name="P44"><text:s text:c="24"/>sw.Write(" Отчество:{0}", Console.ReadLine());</text:p>
        </text:list-item>
        <text:list-item>
          <text:p text:style-name="P44"><text:s text:c="24"/>Console.Write("Рост: ");</text:p>
        </text:list-item>
        <text:list-item>
          <text:p text:style-name="P44"><text:s text:c="24"/>sw.Write(" Рост: {0}", Console.ReadLine());</text:p>
        </text:list-item>
        <text:list-item>
          <text:p text:style-name="P44"><text:s text:c="24"/>Console.Write("Вес: ");</text:p>
        </text:list-item>
        <text:list-item>
          <text:p text:style-name="P44"><text:s text:c="24"/>sw.Write(" Вес: {0}", Console.ReadLine());</text:p>
        </text:list-item>
        <text:list-item>
          <text:p text:style-name="P44"><text:s text:c="24"/>Console.Write("Дата рождения: ");</text:p>
        </text:list-item>
        <text:list-item>
          <text:p text:style-name="P44"><text:s text:c="24"/>sw.Write(" Дата рождения: {0}", Console.ReadLine());</text:p>
        </text:list-item>
        <text:list-item>
          <text:p text:style-name="P44"><text:s text:c="24"/>Console.Write("Номер телефона: ");</text:p>
        </text:list-item>
        <text:list-item>
          <text:p text:style-name="P44"><text:s text:c="24"/>sw.Write(" Номер телефона: {0}", Console.ReadLine());</text:p>
        </text:list-item>
        <text:list-item>
          <text:p text:style-name="P44"><text:s text:c="24"/>Console.Write("Название команды: ");</text:p>
        </text:list-item>
        <text:list-item>
          <text:p text:style-name="P44"><text:s text:c="24"/>sw.Write(" Название команды: {0}", Console.ReadLine());</text:p>
        </text:list-item>
        <text:list-item>
          <text:p text:style-name="P44"><text:s text:c="24"/>Console.Write("Номер в команде: ");</text:p>
        </text:list-item>
        <text:list-item>
          <text:p text:style-name="P44"><text:s text:c="24"/>sw.Write(" Номер в команде: {0}", Console.ReadLine());</text:p>
        </text:list-item>
        <text:list-item>
          <text:p text:style-name="P44"><text:s text:c="24"/>Console.Write("Амплуа: ");</text:p>
        </text:list-item>
        <text:list-item>
          <text:p text:style-name="P44"><text:s text:c="24"/>sw.Write(" Амплуа:{0};", Console.ReadLine());</text:p>
        </text:list-item>
        <text:list-item>
          <text:p text:style-name="P44"><text:s text:c="24"/>Console.Write("Результативность: ");</text:p>
        </text:list-item>
        <text:list-item>
          <text:p text:style-name="P44"><text:s text:c="24"/>sw.Write(" Результативность: {0}", Console.ReadLine());</text:p>
        </text:list-item>
        <text:list-item>
          <text:p text:style-name="P44"><text:s text:c="24"/>Console.Write("Количество игр: ");</text:p>
        </text:list-item>
        <text:list-item>
          <text:p text:style-name="P44"><text:s text:c="24"/>sw.Write(" Количество игр: {0}", Console.ReadLine());</text:p>
        </text:list-item>
        <text:list-item>
          <text:p text:style-name="P44"><text:s text:c="24"/>sw.WriteLine();</text:p>
        </text:list-item>
        <text:list-item>
          <text:p text:style-name="P44"><text:s text:c="20"/>}</text:p>
        </text:list-item>
        <text:list-item>
          <text:p text:style-name="P44"><text:s text:c="20"/>break;</text:p>
        </text:list-item>
        <text:list-item>
          <text:p text:style-name="P44"><text:s text:c="16"/>}</text:p>
        </text:list-item>
        <text:list-item>
          <text:p text:style-name="P44"><text:s text:c="16"/>catch (FileNotFoundException) {</text:p>
        </text:list-item>
        <text:list-item>
          <text:p text:style-name="P44"><text:s text:c="20"/>Console.WriteLine("Файл не найден!");</text:p>
        </text:list-item>
        <text:list-item>
          <text:p text:style-name="P44"><text:soft-page-break/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FormatException) {</text:p>
        </text:list-item>
        <text:list-item>
          <text:p text:style-name="P44"><text:s text:c="20"/>Console.WriteLine("Некорректный ввод параметров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DirectoryNotFoundException) {</text:p>
        </text:list-item>
        <text:list-item>
          <text:p text:style-name="P44"><text:s text:c="20"/>Console.WriteLine("Путь не найден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DriveNotFoundException) {</text:p>
        </text:list-item>
        <text:list-item>
          <text:p text:style-name="P44"><text:s text:c="20"/>Console.WriteLine("Такого диска нет в системе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PathTooLongException) {</text:p>
        </text:list-item>
        <text:list-item>
          <text:p text:style-name="P44"><text:s text:c="20"/>Console.WriteLine("Система не может читать слишком длинное название файла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UnauthorizedAccessException) {</text:p>
        </text:list-item>
        <text:list-item>
          <text:p text:style-name="P44"><text:s text:c="20"/>Console.WriteLine("Система не может изменить данный файл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IOException e) when ((e.HResult &amp; 0x0000FFFF) == 32) {</text:p>
        </text:list-item>
        <text:list-item>
          <text:p text:style-name="P44"><text:s text:c="20"/>Console.WriteLine("There is a sharing violation.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IOException e) when ((e.HResult &amp; 0x0000FFFF) == 80) {</text:p>
        </text:list-item>
        <text:list-item>
          <text:p text:style-name="P44"><text:s text:c="20"/>Console.WriteLine("The file already exists.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oft-page-break/><text:s text:c="16"/>catch (IOException e) {</text:p>
        </text:list-item>
        <text:list-item>
          <text:p text:style-name="P44"><text:s text:c="20"/>Console.WriteLine($"An exception occurred:\nError code: " +</text:p>
        </text:list-item>
        <text:list-item>
          <text:p text:style-name="P44"><text:s text:c="38"/>$"{e.HResult &amp; 0x0000FFFF}\nMessage: {e.Message}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finally {</text:p>
        </text:list-item>
        <text:list-item>
          <text:p text:style-name="P44"><text:s text:c="20"/>sw?.Close();</text:p>
        </text:list-item>
        <text:list-item>
          <text:p text:style-name="P44"><text:s text:c="16"/>}</text:p>
        </text:list-item>
        <text:list-item>
          <text:p text:style-name="P44"><text:s text:c="12"/>}</text:p>
        </text:list-item>
        <text:list-item>
          <text:p text:style-name="P44"><text:s text:c="12"/>while (true) {</text:p>
        </text:list-item>
        <text:list-item>
          <text:p text:style-name="P44"><text:s text:c="16"/>try {</text:p>
        </text:list-item>
        <text:list-item>
          <text:p text:style-name="P44"><text:s text:c="20"/>Console.Write("Введите полный путь для создания файла с необходимой для вывода информацией: ");</text:p>
        </text:list-item>
        <text:list-item>
          <text:p text:style-name="P44"><text:s text:c="20"/>string path2 = Console.ReadLine()!;</text:p>
        </text:list-item>
        <text:list-item>
          <text:p text:style-name="P44"><text:s text:c="20"/>sw = File.CreateText(path2);</text:p>
        </text:list-item>
        <text:list-item>
          <text:p text:style-name="P44"><text:s text:c="20"/>string[] playCount;</text:p>
        </text:list-item>
        <text:list-item>
          <text:p text:style-name="P44"><text:s text:c="20"/>foreach (string line in File.ReadLines(path)) {</text:p>
        </text:list-item>
        <text:list-item>
          <text:p text:style-name="P44"><text:s text:c="24"/>playCount = line.Split(" ");</text:p>
        </text:list-item>
        <text:list-item>
          <text:p text:style-name="P44"><text:s text:c="24"/>if (Convert.ToUInt32(playCount[27]) &gt; 50) {</text:p>
        </text:list-item>
        <text:list-item>
          <text:p text:style-name="P44"><text:s text:c="28"/>Console.WriteLine(line);</text:p>
        </text:list-item>
        <text:list-item>
          <text:p text:style-name="P44"><text:s text:c="28"/>sw.WriteLine(line);</text:p>
        </text:list-item>
        <text:list-item>
          <text:p text:style-name="P44"><text:s text:c="24"/>}</text:p>
        </text:list-item>
        <text:list-item>
          <text:p text:style-name="P44"><text:s text:c="20"/>}</text:p>
        </text:list-item>
        <text:list-item>
          <text:p text:style-name="P44"><text:s text:c="20"/>break;</text:p>
        </text:list-item>
        <text:list-item>
          <text:p text:style-name="P44"><text:s text:c="16"/>}</text:p>
        </text:list-item>
        <text:list-item>
          <text:p text:style-name="P44"><text:s text:c="16"/>catch (FileNotFoundException) {</text:p>
        </text:list-item>
        <text:list-item>
          <text:p text:style-name="P44"><text:s text:c="20"/>Console.WriteLine("Ошибка: Файл не найден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DirectoryNotFoundException) {</text:p>
        </text:list-item>
        <text:list-item>
          <text:p text:style-name="P44"><text:s text:c="20"/>Console.WriteLine("Ошибка: Путь не найден!");</text:p>
        </text:list-item>
        <text:list-item>
          <text:p text:style-name="P44"><text:s text:c="20"/>continue;</text:p>
        </text:list-item>
        <text:list-item>
          <text:p text:style-name="P44"><text:soft-page-break/><text:s text:c="16"/>}</text:p>
        </text:list-item>
        <text:list-item>
          <text:p text:style-name="P44"><text:s text:c="16"/>catch (DriveNotFoundException) {</text:p>
        </text:list-item>
        <text:list-item>
          <text:p text:style-name="P44"><text:s text:c="20"/>Console.WriteLine("Ошибка: Такого диска нет в системе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PathTooLongException) {</text:p>
        </text:list-item>
        <text:list-item>
          <text:p text:style-name="P44"><text:s text:c="20"/>Console.WriteLine("Ошибка: Система не может читать слишком длинное название файла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catch (UnauthorizedAccessException) {</text:p>
        </text:list-item>
        <text:list-item>
          <text:p text:style-name="P44"><text:s text:c="20"/>Console.WriteLine("Ошибка: Вы указали путь, ведущий к каталогу, но не к конкретному файлу!");</text:p>
        </text:list-item>
        <text:list-item>
          <text:p text:style-name="P44"><text:s text:c="20"/>continue;</text:p>
        </text:list-item>
        <text:list-item>
          <text:p text:style-name="P44"><text:s text:c="16"/>}</text:p>
        </text:list-item>
        <text:list-item>
          <text:p text:style-name="P44"><text:s text:c="16"/>finally {</text:p>
        </text:list-item>
        <text:list-item>
          <text:p text:style-name="P44"><text:s text:c="20"/>sw?.Close();</text:p>
        </text:list-item>
        <text:list-item>
          <text:p text:style-name="P44"><text:s text:c="16"/>}</text:p>
        </text:list-item>
        <text:list-item>
          <text:p text:style-name="P44"><text:s text:c="12"/>}</text:p>
        </text:list-item>
        <text:list-item>
          <text:p text:style-name="P44"><text:s text:c="8"/>}</text:p>
        </text:list-item>
        <text:list-item>
          <text:p text:style-name="P44"><text:s text:c="4"/>}</text:p>
        </text:list-item>
        <text:list-item>
          <text:p text:style-name="P44">}</text:p>
        </text:list-item>
      </text:list>
      <text:p text:style-name="P24"/>
      <text:h text:style-name="Heading_20_3" text:outline-level="3">Вывод в консоли</text:h>
      <text:p text:style-name="Вывод_20_текст_20_в_20_консоли">Введите полный путь для создания файла с записанной информацией: D:</text:p>
      <text:p text:style-name="Вывод_20_текст_20_в_20_консоли">Система не может изменить данный файл!</text:p>
      <text:p text:style-name="Вывод_20_текст_20_в_20_консоли">Введите полный путь для создания файла с записанной информацией: C:\learn_csharp\test module\labs\lab6C:\learn_csharp\test module\labs\lab6C:\learn_csharp\test module\labs\lab6C:\learn_csharp\test module\labs\lab6C:\learn_csharp\test module\labs\lab6C:\learn_csharp\test module\labs\lab6C:\learn_csharp\test module\labs\lab6C:\learn_csharp\test module\labs\lab6C:\learn_csharp\test module\labs\lab6C:\learn_csharp\test module\labs\lab6</text:p>
      <text:p text:style-name="Вывод_20_текст_20_в_20_консоли">An exception occurred:</text:p>
      <text:p text:style-name="Вывод_20_текст_20_в_20_консоли">Error code: 123</text:p>
      <text:p text:style-name="Вывод_20_текст_20_в_20_консоли"><text:soft-page-break/>Message: Синтаксическая ошибка в имени файла, имени папки или метке тома. : 'C:\learn_csharp\test module\labs\lab6C:\learn_csharp\test module\labs\lab6C:\learn_csharp\test module\labs\lab6C:\learn_csharp\test module\labs\lab6C:\learn_csharp\test module\labs\lab6C:\learn_csharp\test module\labs\lab6C:\learn_csharp\test module\labs\lab6C:\learn_csharp\test module\labs\lab6C:\learn_csharp\test module\labs\lab6C:\learn_csharp\test module\labs\lab6'</text:p>
      <text:p text:style-name="Вывод_20_текст_20_в_20_консоли">Введите полный путь для создания файла с записанной информацией: C:\learn_csharp\test module\labs\lab6\input</text:p>
      <text:p text:style-name="Вывод_20_текст_20_в_20_консоли">Введите кол-во футболистов информацию о которых хотите записать в файл: 2</text:p>
      <text:p text:style-name="Вывод_20_текст_20_в_20_консоли">Фамилия: Егоров</text:p>
      <text:p text:style-name="Вывод_20_текст_20_в_20_консоли">Имя: Антон</text:p>
      <text:p text:style-name="Вывод_20_текст_20_в_20_консоли">Отчество: Валерьевич</text:p>
      <text:p text:style-name="Вывод_20_текст_20_в_20_консоли">Рост: 178</text:p>
      <text:p text:style-name="Вывод_20_текст_20_в_20_консоли">Вес: 78</text:p>
      <text:p text:style-name="Вывод_20_текст_20_в_20_консоли">Дата рождения: 23.05.2000</text:p>
      <text:p text:style-name="Вывод_20_текст_20_в_20_консоли">Номер телефона: 89770343432</text:p>
      <text:p text:style-name="Вывод_20_текст_20_в_20_консоли">Название команды: тюбики</text:p>
      <text:p text:style-name="Вывод_20_текст_20_в_20_консоли">Номер в команде: 7</text:p>
      <text:p text:style-name="Вывод_20_текст_20_в_20_консоли">Амплуа: Вратарь</text:p>
      <text:p text:style-name="Вывод_20_текст_20_в_20_консоли">Результативность: 10/10</text:p>
      <text:p text:style-name="Вывод_20_текст_20_в_20_консоли">Количество игр: 67</text:p>
      <text:p text:style-name="Вывод_20_текст_20_в_20_консоли">Фамилия: Артём</text:p>
      <text:p text:style-name="Вывод_20_текст_20_в_20_консоли">Имя: Олег</text:p>
      <text:p text:style-name="Вывод_20_текст_20_в_20_консоли">Отчество: Вадимович</text:p>
      <text:p text:style-name="Вывод_20_текст_20_в_20_консоли">Рост: 174</text:p>
      <text:p text:style-name="Вывод_20_текст_20_в_20_консоли">Вес: 67</text:p>
      <text:p text:style-name="Вывод_20_текст_20_в_20_консоли">Дата рождения: 23.03.2002</text:p>
      <text:p text:style-name="Вывод_20_текст_20_в_20_консоли">Номер телефона: 89232345423</text:p>
      <text:p text:style-name="Вывод_20_текст_20_в_20_консоли">Название команды: Черешня</text:p>
      <text:p text:style-name="Вывод_20_текст_20_в_20_консоли">Номер в команде: 2</text:p>
      <text:p text:style-name="Вывод_20_текст_20_в_20_консоли">Амплуа: Защитник</text:p>
      <text:p text:style-name="Вывод_20_текст_20_в_20_консоли">Результативность: 6/10</text:p>
      <text:p text:style-name="Вывод_20_текст_20_в_20_консоли">Количество игр: 43</text:p>
      <text:p text:style-name="Вывод_20_текст_20_в_20_консоли"><text:soft-page-break/>Введите полный путь для создания файла с необходимой для вывода информацией: C:\learn_csharp\test module\labs\lab6\output</text:p>
      <text:h text:style-name="Heading_20_3" text:outline-level="3">Данные в файле <text:span text:style-name="T24">input</text:span></text:h>
      <text:p text:style-name="Вывод_20_текст_20_в_20_консоли">Футболист№1:Фамилия: Егоров Имя: Антон Отчество:Валерьевич Рост: 178 Вес: 78 Дата рождения: 23.05.2000 Номер телефона: 89770343432 Название команды: тюбики Номер в команде: 7 Амплуа:Вратарь; Результативность: 10/10 Количество игр: 67</text:p>
      <text:p text:style-name="Вывод_20_текст_20_в_20_консоли">Футболист№2:Фамилия: Артём Имя: Олег Отчество:Вадимович Рост: 174 Вес: 67 Дата рождения: 23.03.2002 Номер телефона: 89232345423 Название команды: Черешня Номер в команде: 2 Амплуа:Защитник; Результативность: 6/10 Количество игр: 43</text:p>
      <text:p text:style-name="Standard"/>
      <text:h text:style-name="Heading_20_3" text:outline-level="3">Данные в файле <text:span text:style-name="T24">output</text:span></text:h>
      <text:p text:style-name="Вывод_20_текст_20_в_20_консоли">Футболист№1:Фамилия: Егоров Имя: Антон Отчество:Валерьевич Рост: 178 Вес: 78 Дата рождения: 23.05.2000 Номер телефона: 89770343432 Название команды: тюбики Номер в команде: 7 Амплуа:Вратарь; Результативность: 10/10 Количество игр: 67</text:p>
      <text:h text:style-name="Heading_20_2" text:outline-level="2"><text:span text:style-name="T26">4 </text:span>Вывод</text:h>
      <text:p text:style-name="P41"><text:span text:style-name="T27">В ходе выполнения данной лабораторной работы было в</text:span>ыполн<text:span text:style-name="T27">ено</text:span> задание в соответствии <text:span text:style-name="T28">с выданным вариантом</text:span>. <text:s/><text:span text:style-name="T29">В </text:span>программу <text:span text:style-name="T27">был включён </text:span>обработчик исключительных ситуаций системы ввода/вывода <text:span text:style-name="T30">информации при работе с текстовым файлом</text:span>. <text:span text:style-name="T27">И</text:span>спольз<text:span text:style-name="T27">ован</text:span> блок <text:s/><text:span text:style-name="Source_20_Text"><text:span text:style-name="T13">finally для закрытия потоков и файлов.</text:span></text:span></text:p>
      <text:p text:style-name="P42"><text:span text:style-name="Source_20_Text"><text:span text:style-name="T15">Были получены </text:span></text:span><text:span text:style-name="Source_20_Text"><text:span text:style-name="T18">новые</text:span></text:span><text:span text:style-name="Source_20_Text"><text:span text:style-name="T15"> и закреплены </text:span></text:span><text:span text:style-name="Source_20_Text"><text:span text:style-name="T18">предыдущие</text:span></text:span><text:span text:style-name="Source_20_Text"><text:span text:style-name="T15"> знания об обработках исключительных ситуаций </text:span></text:span><text:span text:style-name="Source_20_Text"><text:span text:style-name="T16">при работе с файлами на языке </text:span></text:span><text:span text:style-name="Source_20_Text"><text:span text:style-name="T17">C#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list-style-name="Нумерация_20_кода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No_20_Spacing" style:display-name="No Spacing" style:family="paragraph">
      <style:paragraph-properties fo:margin-left="1.259cm" fo:margin-top="0cm" fo:margin-bottom="0cm" style:contextual-spacing="false" fo:line-height="100%" fo:text-align="justify" style:justify-single-word="false" fo:orphans="2" fo:widows="2" fo:text-indent="-0.63cm" style:auto-text-indent="false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Default_20_Paragraph_20_Font_20__28_WW_29_" style:display-name="Default Paragraph Font (WW)" style:family="text"/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.328cm" fo:margin-bottom="0.494cm" fo:margin-left="2.293cm" fo:margin-right="2.258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andscape" style:page-layout-name="Mpm6" draw:style-name="Mdp1"/>
    <style:master-page style:name="Converted1" style:page-layout-name="Mpm7" draw:style-name="Mdp1"/>
    <style:master-page style:name="Converted2" style:page-layout-name="Mpm7" draw:style-name="Mdp1"/>
    <style:master-page style:name="Converted3" style:page-layout-name="Mpm7" draw:style-name="Mdp1"/>
    <style:master-page style:name="Converted4" style:page-layout-name="Mpm7" draw:style-name="Mdp1"/>
    <style:master-page style:name="Converted5" style:page-layout-name="Mpm7" draw:style-name="Mdp1"/>
    <style:master-page style:name="Converted6" style:page-layout-name="Mpm7" draw:style-name="Mdp1"/>
    <style:master-page style:name="Converted7" style:page-layout-name="Mpm7" draw:style-name="Mdp1"/>
    <style:master-page style:name="Converted8" style:page-layout-name="Mpm7" draw:style-name="Mdp1"/>
    <style:master-page style:name="Converted9" style:page-layout-name="Mpm7" draw:style-name="Mdp1"/>
    <style:master-page style:name="Converted10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21:51:56.070759482</meta:creation-date>
    <meta:editing-duration>PT3H53M2S</meta:editing-duration>
    <meta:editing-cycles>69</meta:editing-cycles>
    <meta:generator>LibreOffice/7.6.6.3$Windows_X86_64 LibreOffice_project/d97b2716a9a4a2ce1391dee1765565ea469b0ae7</meta:generator>
    <dc:title>Реферат ГОСТ</dc:title>
    <dc:date>2024-04-22T22:34:34.224000000</dc:date>
    <meta:document-statistic meta:table-count="1" meta:image-count="0" meta:object-count="0" meta:page-count="9" meta:paragraph-count="209" meta:word-count="1092" meta:character-count="11047" meta:non-whitespace-character-count="7923"/>
    <meta:template xlink:type="simple" xlink:actuate="onRequest" xlink:title="Реферат ГОСТ" xlink:href="../../Оформление%20работ/Шаблон%20лабораторной%20работы.ott" meta:date="2024-02-12T21:51:55.519045359"/>
  </office:meta>
</office:document-meta>
</file>